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4f8a3" officeooo:paragraph-rsid="0014f8a3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6b3d7" officeooo:paragraph-rsid="0016b3d7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8e5e2" officeooo:paragraph-rsid="0018e5e2" style:font-size-asian="12.25pt" style:font-weight-asian="normal" style:font-size-complex="14pt" style:font-weight-complex="normal"/>
    </style:style>
    <style:style style:name="T1" style:family="text">
      <style:text-properties officeooo:rsid="0019e1f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日9月2020年</text:p>
      <text:p text:style-name="P2">Japonais - Économie et Société Contemporaine - 1</text:p>
      <text:p text:style-name="P2"/>
      <text:p text:style-name="P4">-&gt; plutôt de l'histoire sociale, en vrai.<text:span text:style-name="T1"> </text:span></text:p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1:00:29.510169916</meta:creation-date>
    <meta:generator>LibreOffice/6.4.5.2$Linux_X86_64 LibreOffice_project/40$Build-2</meta:generator>
    <dc:date>2020-09-04T11:15:12.808316161</dc:date>
    <meta:editing-duration>PT8M10S</meta:editing-duration>
    <meta:editing-cycles>6</meta:editing-cycles>
    <meta:document-statistic meta:table-count="0" meta:image-count="0" meta:object-count="0" meta:page-count="1" meta:paragraph-count="3" meta:word-count="21" meta:character-count="99" meta:non-whitespace-character-count="85"/>
  </office:meta>
</office:document-meta>
</file>